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b10fc" officeooo:paragraph-rsid="000b10fc"/>
    </style:style>
    <style:style style:name="P2" style:family="paragraph" style:parent-style-name="Text_20_body">
      <style:text-properties officeooo:rsid="000d01e4" officeooo:paragraph-rsid="000d01e4"/>
    </style:style>
    <style:style style:name="P3" style:family="paragraph" style:parent-style-name="Text_20_body">
      <style:text-properties fo:font-weight="normal" officeooo:rsid="000dea7e" officeooo:paragraph-rsid="000dea7e" style:font-weight-asian="normal" style:font-weight-complex="normal"/>
    </style:style>
    <style:style style:name="P4" style:family="paragraph" style:parent-style-name="Text_20_body">
      <style:text-properties fo:font-weight="normal" officeooo:rsid="000b10fc" officeooo:paragraph-rsid="000b10fc" style:font-weight-asian="normal" style:font-weight-complex="normal"/>
    </style:style>
    <style:style style:name="P5" style:family="paragraph" style:parent-style-name="Text_20_body">
      <style:text-properties fo:font-weight="normal" officeooo:rsid="000dea7e" officeooo:paragraph-rsid="000dea7e" style:font-weight-asian="normal" style:font-weight-complex="normal"/>
    </style:style>
    <style:style style:name="P6" style:family="paragraph" style:parent-style-name="Text_20_body">
      <style:text-properties fo:font-weight="normal" officeooo:rsid="001009bf" officeooo:paragraph-rsid="001009bf" style:font-weight-asian="normal" style:font-weight-complex="normal"/>
    </style:style>
    <style:style style:name="P7" style:family="paragraph" style:parent-style-name="Heading_20_1">
      <style:text-properties officeooo:rsid="000b10fc" officeooo:paragraph-rsid="000d01e4"/>
    </style:style>
    <style:style style:name="P8" style:family="paragraph" style:parent-style-name="Heading_20_1">
      <style:text-properties fo:font-weight="bold" officeooo:rsid="000dea7e" officeooo:paragraph-rsid="001009b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ea7e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d01e4"/>
    </style:style>
    <style:style style:name="T5" style:family="text">
      <style:text-properties officeooo:rsid="000dea7e"/>
    </style:style>
    <style:style style:name="T6" style:family="text">
      <style:text-properties officeooo:rsid="001009bf"/>
    </style:style>
    <style:style style:name="T7" style:family="text">
      <style:text-properties officeooo:rsid="001168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esion 1</text:p>
      <text:h text:style-name="P7" text:outline-level="1">Eliminar conexión HDD del RAID 1 de Ubuntu Server</text:h>
      <text:p text:style-name="P1">Mdstat → <text:a xlink:type="simple" xlink:href="https://raid.wiki.kernel.org/index.php/Mdstat" text:style-name="Internet_20_link" text:visited-style-name="Visited_20_Internet_20_Link">https://raid.wiki.kernel.org/index.php/Mdstat</text:a></text:p>
      <text:p text:style-name="P1">Eliminamos la conexión del segundo disco de Ubuntu Server, arrancamos y esperamos hasta que no salga la consola de recuperación. Nos dará un error al iniciar debido a que no encuentra el grupo de volumenes.</text:p>
      <text:p text:style-name="P1">Si hacemos un <text:span text:style-name="T1">cat /proc/mdstat</text:span><text:span text:style-name="T3"> y veremos que el </text:span><text:span text:style-name="T1">md0</text:span><text:span text:style-name="T3"> esta inactivo y ha dado un error.</text:span></text:p>
      <text:p text:style-name="P4">Para solucionar esto utilizaremos el comando:</text:p>
      <text:p text:style-name="P1"><text:span text:style-name="T3"><text:tab/></text:span><text:span text:style-name="T1">mdadm -R /dev/md0</text:span><text:span text:style-name="T3"> → Esto inicializa el disco si alguna de las partes puede activarse.</text:span></text:p>
      <text:p text:style-name="P1"><text:span text:style-name="T3">Despues de esto si volvemos a hacer el </text:span><text:span text:style-name="T1">cat /proc/mdstat </text:span><text:span text:style-name="T3">veremos que </text:span><text:span text:style-name="T1">md0</text:span><text:span text:style-name="T3"> ya está activo.</text:span></text:p>
      <text:p text:style-name="P1"><text:span text:style-name="T3">Pulsamos </text:span><text:span text:style-name="T1">Ctrl+D</text:span><text:span text:style-name="T3"> o tecleamos </text:span><text:span text:style-name="T1">exit</text:span><text:span text:style-name="T3"> y continuará con el arranque, el cual ahora no dará problemas y podremos utilizar nuestro Ubuntu Server, pero ahora si estar en RAID 1.</text:span></text:p>
      <text:h text:style-name="Heading_20_1" text:outline-level="1"><text:span text:style-name="T4">Agregar</text:span> conexión HDD del RAID 1 de Ubuntu Server <text:span text:style-name="T4">en caliente y reparar</text:span></text:h>
      <text:p text:style-name="P2">Ahora una vez iniciada la maquina, sin el segundo disco del RAID 1, <text:span text:style-name="T5">enchufamos en caliente ese segundo disco.</text:span></text:p>
      <text:p text:style-name="P2"><text:tab/><text:span text:style-name="T2">Mdadm –add /dev/md0 /dev/sdb</text:span></text:p>
      <text:p text:style-name="P3">Una vez añadido monitorizamos la reconstrucción del md0 con el comando <text:span text:style-name="T1">watch</text:span></text:p>
      <text:p text:style-name="P3"><text:tab/><text:span text:style-name="T1">watch -n 2 cat /proc/mdstat </text:span>→ Cada dos segundos visualiza el contenido de /proc/mdstat <text:tab/><text:tab/><text:tab/><text:tab/><text:tab/> <text:s text:c="5"/>de forma intercactiva.</text:p>
      <text:h text:style-name="P8" text:outline-level="1"><text:span text:style-name="T6">Controlar varios servidores a la vez</text:span></text:h>
      <text:p text:style-name="P6">Instalamos <text:span text:style-name="T1">ansible</text:span> con</text:p>
      <text:p text:style-name="P6"><text:tab/><text:span text:style-name="T1">sudo apt-get install ansible</text:span></text:p>
      <text:p text:style-name="P6">Ahora modificamos el fichero <text:span text:style-name="T1">/etc/ansible/host</text:span> he introducimos las Ips de las maquina que queremos controlar.</text:p>
      <text:p text:style-name="P6">Para comprobar que todo funciona haremos un ping a todas las máquinas con</text:p>
      <text:p text:style-name="P6"><text:tab/><text:span text:style-name="T1">ansible all -m ping</text:span></text:p>
      <text:p text:style-name="P6">Si quisieramos ejecutar un script (el cual deberiamos haber copiado en todas las máquinas previamente con Git, ansible, rsync, etc...) en todos las máquinas utilizariamos</text:p>
      <text:p text:style-name="P6"><text:tab/><text:span text:style-name="T1">ansible all -a “python ~/mon_scripts/check_raid.py”</text:span></text:p>
      <text:p text:style-name="P6"><text:soft-page-break/>Si quisieramos monitorizar la información de las distintas máquinas utilizaremos <text:span text:style-name="T7">(SO, etc)</text:span>:</text:p>
      <text:p text:style-name="P6"><text:tab/><text:span text:style-name="T1">ansible all -m setup</text:span></text:p>
      <text:p text:style-name="P6"><text:span text:style-name="T3"/></text:p>
      <text:p text:style-name="P6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6:12:26.180731681</meta:creation-date>
    <meta:generator>LibreOffice/5.1.6.2$Linux_X86_64 LibreOffice_project/10m0$Build-2</meta:generator>
    <dc:date>2017-11-23T16:43:54.061842818</dc:date>
    <meta:editing-duration>PT51M36S</meta:editing-duration>
    <meta:editing-cycles>5</meta:editing-cycles>
    <meta:document-statistic meta:table-count="0" meta:image-count="0" meta:object-count="0" meta:page-count="2" meta:paragraph-count="24" meta:word-count="288" meta:character-count="1816" meta:non-whitespace-character-count="1534"/>
  </office:meta>
</office:document-meta>
</file>